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b2b2b2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159cm" svg:stroke-color="#000000" draw:stroke-linejoin="miter" draw:fill="none" draw:fill-color="#b2b2b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b2b2b2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b2b2b2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0%" fo:text-align="center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family="'Arial Black'" style:font-family-generic="swiss" style:font-pitch="variable" fo:font-size="48pt" fo:language="en" fo:country="GB" fo:font-weight="bold" style:font-size-asian="48pt" style:font-weight-asian="bold" style:font-size-complex="48pt" style:font-weight-complex="bold"/>
    </style:style>
    <style:style style:name="T2" style:family="text">
      <style:text-properties fo:font-family="'Arial Black'" style:font-family-generic="swiss" style:font-pitch="variable" fo:font-size="200pt" fo:font-weight="bold" style:font-size-asian="200pt" style:font-weight-asian="bold" style:font-size-complex="200pt" style:font-weight-complex="bold"/>
    </style:style>
    <style:style style:name="T3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5.875cm" svg:height="2.292cm" svg:x="4.961cm" svg:y="16.506cm">
          <text:p text:style-name="P1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4cm" svg:height="15.501cm" svg:x="0cm" svg:y="0.366cm">
          <text:p text:style-name="P3"><text:span text:style-name="T2">EMRG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101cm" svg:height="1.277cm" svg:x="1.861cm" svg:y="6.337cm">
          <text:p text:style-name="P1"><text:span text:style-name="T3">Emergency Measures Radio Group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9.303cm" svg:height="3.054cm" svg:x="7.463cm" svg:y="10.032cm">
            <text:p text:style-name="P4"><text:span text:style-name="T4">Meeting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1.641cm" svg:height="6.778cm" svg:x="6.895cm" svg:y="8.242cm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draw:layer="layout" svg:width="15.875cm" svg:height="2.292cm" svg:x="4.961cm" svg:y="16.506cm">
          <text:p text:style-name="P1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4cm" svg:height="15.501cm" svg:x="0cm" svg:y="0.366cm">
          <text:p text:style-name="P3"><text:span text:style-name="T2">EMRG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101cm" svg:height="1.277cm" svg:x="1.861cm" svg:y="6.337cm">
          <text:p text:style-name="P1"><text:span text:style-name="T3">Emergency Measures Radio Group</text:span></text:p>
          <draw:enhanced-geometry svg:viewBox="0 0 21600 21600" draw:type="mso-spt202" draw:enhanced-path="M 0 0 L 21600 0 21600 21600 0 21600 0 0 Z N"/>
        </draw:custom-shape>
        <draw:g>
          <draw:custom-shape draw:style-name="gr5" draw:text-style-name="P5" draw:layer="layout" svg:width="9.303cm" svg:height="3.054cm" svg:x="8.667cm" svg:y="10.032cm">
            <text:p text:style-name="P4"><text:span text:style-name="T4">Meeting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2" draw:layer="layout" svg:width="11.641cm" svg:height="6.778cm" svg:x="6.897cm" svg:y="8.242cm">
            <text:p/>
  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2" draw:layer="layout" svg:width="15.875cm" svg:height="2.292cm" svg:x="4.961cm" svg:y="16.506cm">
          <text:p text:style-name="P1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4cm" svg:height="15.501cm" svg:x="0cm" svg:y="0.366cm">
          <text:p text:style-name="P3"><text:span text:style-name="T2">EMRG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101cm" svg:height="1.277cm" svg:x="1.861cm" svg:y="6.337cm">
          <text:p text:style-name="P1"><text:span text:style-name="T3">Emergency Measures Radio Group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5" draw:layer="layout" svg:width="9.303cm" svg:height="3.054cm" draw:transform="rotate (0.350811179650794) translate (8.415cm 12.57cm)">
            <text:p text:style-name="P4"><text:span text:style-name="T4">Meeting</text:span></text:p>
            <draw:enhanced-geometry svg:viewBox="0 0 21600 21600" draw:mirror-horizontal="true" draw:type="mso-spt202" draw:enhanced-path="M 0 0 L 21600 0 21600 21600 0 21600 0 0 Z N"/>
          </draw:custom-shape>
          <draw:custom-shape draw:style-name="gr3" draw:text-style-name="P2" draw:layer="layout" svg:width="11.641cm" svg:height="6.779cm" draw:transform="rotate (-0.350811179651981) translate (8.416cm 7.083cm)">
            <text:p/>
            <draw:enhanced-geometry svg:viewBox="0 0 21600 21600" draw:text-areas="?f7 ?f0 21600 ?f2" draw:mirror-horizontal="fals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2" draw:layer="layout" svg:width="15.875cm" svg:height="2.292cm" svg:x="4.961cm" svg:y="16.506cm">
          <text:p text:style-name="P1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5.4cm" svg:height="15.501cm" svg:x="0cm" svg:y="0.366cm">
          <text:p text:style-name="P3"><text:span text:style-name="T2">EMRG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101cm" svg:height="1.277cm" svg:x="1.861cm" svg:y="6.337cm">
          <text:p text:style-name="P1"><text:span text:style-name="T3">Emergency Measures Radio Group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layer="layout" svg:width="9.303cm" svg:height="3.054cm" draw:transform="rotate (0.350811179650794) translate (7.233cm 12.57cm)">
            <text:p text:style-name="P4"><text:span text:style-name="T4">Meeting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1.641cm" svg:height="6.779cm" draw:transform="rotate (-0.350811179651981) translate (8.414cm 7.083cm)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5.292cm" svg:height="1.271cm" svg:x="18.203cm" svg:y="17.35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Peter</meta:initial-creator>
    <meta:creation-date>2000-03-12T16:59:43</meta:creation-date>
    <dc:creator>Peter Gamble</dc:creator>
    <dc:date>2003-09-28T08:16:31</dc:date>
    <meta:print-date>2000-03-17T14:53:41</meta:print-date>
    <meta:editing-cycles>13</meta:editing-cycles>
    <meta:editing-duration>PT6H27M15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